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officeooo:rsid="000f0287" officeooo:paragraph-rsid="00177a80"/>
    </style:style>
    <style:style style:name="P3" style:family="paragraph" style:parent-style-name="Standard">
      <style:text-properties fo:color="#999999" loext:opacity="100%" officeooo:rsid="000f0287" officeooo:paragraph-rsid="000f0287"/>
    </style:style>
    <style:style style:name="P4" style:family="paragraph" style:parent-style-name="Standard">
      <style:text-properties fo:color="#999999" loext:opacity="100%" officeooo:rsid="000f0287" officeooo:paragraph-rsid="0012642a"/>
    </style:style>
    <style:style style:name="P5" style:family="paragraph" style:parent-style-name="Standard">
      <style:text-properties fo:color="#000000" loext:opacity="100%" fo:font-style="italic" fo:font-weight="bold" officeooo:rsid="00112b5e" officeooo:paragraph-rsid="00112b5e" style:font-style-asian="italic" style:font-weight-asian="bold" style:font-style-complex="italic" style:font-weight-complex="bold"/>
    </style:style>
    <style:style style:name="P6" style:family="paragraph" style:parent-style-name="Standard">
      <style:text-properties officeooo:rsid="0012642a" officeooo:paragraph-rsid="0012642a"/>
    </style:style>
    <style:style style:name="P7" style:family="paragraph" style:parent-style-name="Standard">
      <style:text-properties officeooo:rsid="0012642a" officeooo:paragraph-rsid="001441c3"/>
    </style:style>
    <style:style style:name="P8" style:family="paragraph" style:parent-style-name="Standard">
      <style:text-properties officeooo:rsid="001441c3" officeooo:paragraph-rsid="001441c3"/>
    </style:style>
    <style:style style:name="P9" style:family="paragraph" style:parent-style-name="Standard">
      <style:text-properties officeooo:rsid="001b50ae" officeooo:paragraph-rsid="001b50ae"/>
    </style:style>
    <style:style style:name="P10" style:family="paragraph" style:parent-style-name="Heading_20_1">
      <style:text-properties officeooo:rsid="00104600" officeooo:paragraph-rsid="00104600"/>
    </style:style>
    <style:style style:name="P11" style:family="paragraph" style:parent-style-name="Standard">
      <style:text-properties officeooo:rsid="00177a80" officeooo:paragraph-rsid="00177a80"/>
    </style:style>
    <style:style style:name="P12" style:family="paragraph" style:parent-style-name="Standard" style:list-style-name="L2">
      <style:text-properties fo:color="#999999" loext:opacity="100%" officeooo:rsid="000f0287" officeooo:paragraph-rsid="000f0287"/>
    </style:style>
    <style:style style:name="P13" style:family="paragraph" style:parent-style-name="Standard">
      <style:text-properties fo:color="#999999" loext:opacity="100%" officeooo:rsid="0024f87b" officeooo:paragraph-rsid="002d4d71"/>
    </style:style>
    <style:style style:name="P14" style:family="paragraph" style:parent-style-name="Standard">
      <style:text-properties officeooo:rsid="001c59f1" officeooo:paragraph-rsid="001c59f1"/>
    </style:style>
    <style:style style:name="P15" style:family="paragraph" style:parent-style-name="Standard">
      <style:text-properties officeooo:rsid="000f0287" officeooo:paragraph-rsid="000f0287"/>
    </style:style>
    <style:style style:name="P16" style:family="paragraph" style:parent-style-name="Standard">
      <style:text-properties officeooo:rsid="000f0287" officeooo:paragraph-rsid="001c59f1"/>
    </style:style>
    <style:style style:name="P17" style:family="paragraph" style:parent-style-name="Standard">
      <style:text-properties officeooo:rsid="000f0287" officeooo:paragraph-rsid="001b50ae"/>
    </style:style>
    <style:style style:name="P18" style:family="paragraph" style:parent-style-name="Standard">
      <style:text-properties officeooo:rsid="001c6563" officeooo:paragraph-rsid="001c6563"/>
    </style:style>
    <style:style style:name="P19" style:family="paragraph" style:parent-style-name="Standard">
      <style:text-properties officeooo:rsid="001d5e5d" officeooo:paragraph-rsid="001d5e5d"/>
    </style:style>
    <style:style style:name="P20" style:family="paragraph" style:parent-style-name="Standard">
      <style:text-properties officeooo:paragraph-rsid="001e8de1"/>
    </style:style>
    <style:style style:name="P21" style:family="paragraph" style:parent-style-name="Standard">
      <style:text-properties officeooo:rsid="001e8de1" officeooo:paragraph-rsid="001e8de1"/>
    </style:style>
    <style:style style:name="P22" style:family="paragraph" style:parent-style-name="Standard">
      <style:text-properties style:use-window-font-color="true" loext:opacity="0%" officeooo:rsid="001e8de1" officeooo:paragraph-rsid="001e8de1"/>
    </style:style>
    <style:style style:name="P23" style:family="paragraph" style:parent-style-name="Standard">
      <style:text-properties style:use-window-font-color="true" loext:opacity="0%" officeooo:rsid="00270ce0" officeooo:paragraph-rsid="00270ce0"/>
    </style:style>
    <style:style style:name="P24" style:family="paragraph" style:parent-style-name="Standard">
      <style:text-properties officeooo:rsid="0012642a" officeooo:paragraph-rsid="000f0287"/>
    </style:style>
    <style:style style:name="P25" style:family="paragraph" style:parent-style-name="Standard">
      <style:text-properties officeooo:rsid="0012642a" officeooo:paragraph-rsid="00261ce4"/>
    </style:style>
    <style:style style:name="P26" style:family="paragraph" style:parent-style-name="Standard">
      <style:text-properties officeooo:rsid="001441c3" officeooo:paragraph-rsid="0016123e"/>
    </style:style>
    <style:style style:name="P27" style:family="paragraph" style:parent-style-name="Standard">
      <style:text-properties officeooo:rsid="001441c3" officeooo:paragraph-rsid="002caed8"/>
    </style:style>
    <style:style style:name="P28" style:family="paragraph" style:parent-style-name="Standard">
      <style:text-properties officeooo:rsid="0016123e" officeooo:paragraph-rsid="0016123e"/>
    </style:style>
    <style:style style:name="P29" style:family="paragraph" style:parent-style-name="Standard">
      <style:text-properties officeooo:rsid="00201504" officeooo:paragraph-rsid="00201504"/>
    </style:style>
    <style:style style:name="P30" style:family="paragraph" style:parent-style-name="Standard">
      <style:text-properties officeooo:rsid="0021d34a" officeooo:paragraph-rsid="0021d34a"/>
    </style:style>
    <style:style style:name="P31" style:family="paragraph" style:parent-style-name="Standard">
      <style:text-properties officeooo:rsid="00104600" officeooo:paragraph-rsid="00201504"/>
    </style:style>
    <style:style style:name="P32" style:family="paragraph" style:parent-style-name="Standard">
      <style:text-properties officeooo:rsid="0024f87b" officeooo:paragraph-rsid="0024f87b"/>
    </style:style>
    <style:style style:name="P33" style:family="paragraph" style:parent-style-name="Standard">
      <style:text-properties officeooo:rsid="00261ce4" officeooo:paragraph-rsid="00261ce4"/>
    </style:style>
    <style:style style:name="P34" style:family="paragraph" style:parent-style-name="Standard">
      <style:text-properties officeooo:rsid="0029a2a2" officeooo:paragraph-rsid="0029a2a2"/>
    </style:style>
    <style:style style:name="P35" style:family="paragraph" style:parent-style-name="Standard">
      <style:text-properties officeooo:rsid="002b4c80" officeooo:paragraph-rsid="002b4c80"/>
    </style:style>
    <style:style style:name="P36" style:family="paragraph" style:parent-style-name="Standard">
      <style:text-properties officeooo:rsid="002d4d71" officeooo:paragraph-rsid="002d4d71"/>
    </style:style>
    <style:style style:name="P37" style:family="paragraph" style:parent-style-name="Text_20_body">
      <style:text-properties officeooo:rsid="001c59f1" officeooo:paragraph-rsid="001c59f1"/>
    </style:style>
    <style:style style:name="P38" style:family="paragraph" style:parent-style-name="Text_20_body">
      <style:text-properties officeooo:rsid="001441c3" officeooo:paragraph-rsid="001441c3"/>
    </style:style>
    <style:style style:name="P39" style:family="paragraph" style:parent-style-name="Text_20_body">
      <style:text-properties officeooo:rsid="00261ce4" officeooo:paragraph-rsid="00261ce4"/>
    </style:style>
    <style:style style:name="T1" style:family="text">
      <style:text-properties officeooo:rsid="00104600"/>
    </style:style>
    <style:style style:name="T2" style:family="text">
      <style:text-properties fo:font-style="italic" officeooo:rsid="00104600" style:font-style-asian="italic" style:font-style-complex="italic"/>
    </style:style>
    <style:style style:name="T3" style:family="text">
      <style:text-properties officeooo:rsid="00112b5e"/>
    </style:style>
    <style:style style:name="T4" style:family="text">
      <style:text-properties officeooo:rsid="001441c3"/>
    </style:style>
    <style:style style:name="T5" style:family="text">
      <style:text-properties officeooo:rsid="00177a80"/>
    </style:style>
    <style:style style:name="T6" style:family="text">
      <style:text-properties officeooo:rsid="0019f6f3"/>
    </style:style>
    <style:style style:name="T7" style:family="text">
      <style:text-properties fo:font-weight="bold" style:font-weight-asian="bold" style:font-weight-complex="bold"/>
    </style:style>
    <style:style style:name="T8" style:family="text">
      <style:text-properties fo:font-weight="bold" officeooo:rsid="001441c3" style:font-weight-asian="bold" style:font-weight-complex="bold"/>
    </style:style>
    <style:style style:name="T9" style:family="text">
      <style:text-properties fo:font-weight="bold" officeooo:rsid="00261ce4" style:font-weight-asian="bold" style:font-weight-complex="bold"/>
    </style:style>
    <style:style style:name="T10" style:family="text">
      <style:text-properties officeooo:rsid="001c59f1"/>
    </style:style>
    <style:style style:name="T11" style:family="text">
      <style:text-properties fo:font-weight="normal" style:font-weight-asian="normal" style:font-weight-complex="normal"/>
    </style:style>
    <style:style style:name="T12" style:family="text">
      <style:text-properties fo:font-weight="normal" officeooo:rsid="001d5e5d" style:font-weight-asian="normal" style:font-weight-complex="normal"/>
    </style:style>
    <style:style style:name="T13" style:family="text">
      <style:text-properties officeooo:rsid="001d5e5d"/>
    </style:style>
    <style:style style:name="T14" style:family="text">
      <style:text-properties fo:color="#56a8f5" loext:opacity="100%" style:font-name="JetBrains Mono" fo:font-size="10pt" fo:font-style="normal" fo:font-weight="normal" style:font-size-asian="10pt" style:font-style-asian="normal" style:font-weight-asian="normal"/>
    </style:style>
    <style:style style:name="T15" style:family="text">
      <style:text-properties fo:color="#000000" loext:opacity="100%" style:font-name="JetBrains Mono" fo:font-size="10pt" fo:font-style="normal" fo:font-weight="normal" officeooo:rsid="001e8de1" style:font-size-asian="10pt" style:font-style-asian="normal" style:font-weight-asian="normal"/>
    </style:style>
    <style:style style:name="T16" style:family="text">
      <style:text-properties fo:color="#000000" loext:opacity="100%" style:font-name="JetBrains Mono" fo:font-size="10pt" fo:font-style="normal" fo:font-weight="normal" officeooo:rsid="001d5e5d" style:font-size-asian="10pt" style:font-style-asian="normal" style:font-weight-asian="normal"/>
    </style:style>
    <style:style style:name="T17" style:family="text">
      <style:text-properties fo:color="#000000" loext:opacity="100%" style:font-name="JetBrains Mono" fo:font-size="10pt" fo:font-style="normal" fo:font-weight="normal" style:font-size-asian="10pt" style:font-style-asian="normal" style:font-weight-asian="normal"/>
    </style:style>
    <style:style style:name="T18" style:family="text">
      <style:text-properties officeooo:rsid="0021d34a"/>
    </style:style>
    <style:style style:name="T19" style:family="text">
      <style:text-properties officeooo:rsid="0024f87b"/>
    </style:style>
    <style:style style:name="T20" style:family="text">
      <style:text-properties officeooo:rsid="00261ce4"/>
    </style:style>
    <style:style style:name="T21" style:family="text">
      <style:text-properties style:font-name="Liberation Serif" fo:font-weight="bold" style:font-weight-asian="bold" style:font-weight-complex="bold"/>
    </style:style>
    <style:style style:name="T22" style:family="text">
      <style:text-properties style:font-name="Liberation Serif" fo:font-weight="bold" officeooo:rsid="00261ce4" style:font-weight-asian="bold" style:font-weight-complex="bold"/>
    </style:style>
    <style:style style:name="T23" style:family="text">
      <style:text-properties style:font-name="Liberation Serif1" fo:font-weight="bold" officeooo:rsid="00261ce4" style:font-weight-asian="bold" style:font-weight-complex="bold"/>
    </style:style>
    <style:style style:name="T24" style:family="text">
      <style:text-properties style:font-name="Liberation Serif1" fo:font-weight="bold" officeooo:rsid="002caed8" style:font-weight-asian="bold" style:font-weight-complex="bold"/>
    </style:style>
    <style:style style:name="T25" style:family="text">
      <style:text-properties officeooo:rsid="00270ce0"/>
    </style:style>
    <style:style style:name="T26" style:family="text">
      <style:text-properties officeooo:rsid="002caed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Rapport de projet de LP25</text:p>
      <text:p text:style-name="P1"/>
      <text:p text:style-name="P5">FRAISSE Tom , MALEWICZ Nicolas, THUNEVIN Fabien, TC 03</text:p>
      <text:p text:style-name="P1"/>
      <text:p text:style-name="P1">Automne 202<text:span text:style-name="T3">3</text:span></text:p>
      <text:p text:style-name="P1"/>
      <text:h text:style-name="Heading_20_1" text:outline-level="1">Contexte du projet</text:h>
      <text:p text:style-name="P1"/>
      <text:p text:style-name="P2">Le projet de LP25 est un projet en C ayant pour but d’appliquer les notions de C système vues en cours, TD et TP sur un cas d’usage concret. Pour l’édition de cette année du projet, l’objectif est de fournir une implémentation <text:span text:style-name="T1">simplifiée de l’utilisateur </text:span><text:span text:style-name="T2">rsync</text:span> utilisé <text:span text:style-name="T1">pour faire des sauvegardes de fichiers</text:span>. <text:span text:style-name="T1">L’implémentation proposera un fonctionnement séquentiel et un fonctionnement parallèle.</text:span></text:p>
      <text:p text:style-name="P2"/>
      <text:p text:style-name="P11">Ce programme a donc pour but de permettre à l’utilisateur de synchroniser deux dossiers, en vérifiant les dernières dates d’accès et même en tenant compte de l’empreinte md5 si nécessaire. </text:p>
      <text:h text:style-name="Heading_20_1" text:outline-level="1">État des lieux des compétences du groupe</text:h>
      <text:p text:style-name="P11">Avant cette UV, nous avons tout trois suivit l’UV IF2 en TC02. Ce qui nous a permis de découvrir les notions de base du langage C telles que les tableau, les chaînes de caractères, les pointeurs et structures … Cependant nous n’avons pas énormément travaillés sur la gestion de mémoire ( malloc - free …). De plus en parallèle de <text:span text:style-name="T20">l</text:span>’UV LP25, nous suivons l’UV LO21, ce qui nous a permis de comprendre certaines structures de données présente dans ce projet ( tels que les listes chaînées ), que nous n’avions pas étudiée en IF2. </text:p>
      <text:p text:style-name="P33">Enfin le première partie de l’UV LP25 sur LINUX nous as permis d’avancer plus facilement sur ce projet. Car nous connaissions le fonctionnements des répertoires,fichiers et leurs propriétés sous LINUX</text:p>
      <text:p text:style-name="P1"/>
      <text:h text:style-name="Heading_20_1" text:outline-level="1">Répartition des tâches : planification</text:h>
      <text:p text:style-name="P4"/>
      <text:p text:style-name="P6">Premièrement nous nous sommes imprégnés du sujet afin d’en comprendre son but et les démarches nécessaire pour l’atteindre.</text:p>
      <text:p text:style-name="P28">A la suite de cela, nous n’avons <text:span text:style-name="T5">pris connaissance du planning proposer dans les consignes de ce projet et nous l’avons suivie.</text:span></text:p>
      <text:p text:style-name="P26"/>
      <text:h text:style-name="Heading_20_1" text:outline-level="1" text:is-list-header="true">Répartition des tâches : réalisation</text:h>
      <text:p text:style-name="P24"/>
      <text:p text:style-name="P7"/>
      <text:p text:style-name="P27"><text:span text:style-name="T7">Nicolas : </text:span><text:span text:style-name="T9">(</text:span><text:span text:style-name="T22">±</text:span><text:span text:style-name="T23"> </text:span><text:span text:style-name="T24">6</text:span><text:span text:style-name="T23">h )</text:span><text:span text:style-name="T19">F</text:span>onction du fichier utility.c. <text:span text:style-name="T10">Les fonctions</text:span> copy_entry_to_destination, <text:span text:style-name="T10">synchronize, mismatch, prepare</text:span></text:p>
      <text:p text:style-name="P8"/>
      <text:p text:style-name="P8"><text:span text:style-name="T7">Fabien: </text:span><text:span text:style-name="T9">(</text:span><text:span text:style-name="T22">±</text:span><text:span text:style-name="T23"> 12h ) </text:span><text:span text:style-name="T19">F</text:span>onction : compute_file_md5, directory_exists, is_directory_writtable, mismatch, <text:span text:style-name="T6">make_process, send_file_entry,synchronize, open_dir, </text:span></text:p>
      <text:p text:style-name="P8"><text:soft-page-break/></text:p>
      <text:p text:style-name="P25"><text:span text:style-name="T8">Tom: <text:s/></text:span><text:span text:style-name="T9">(</text:span><text:span text:style-name="T22">±</text:span><text:span text:style-name="T23"> 40h )</text:span><text:span text:style-name="T19">F</text:span><text:span text:style-name="T4">onctio</text:span><text:span text:style-name="T19">ns</text:span><text:span text:style-name="T4"> init_configuration, set_configuration, </text:span><text:s/><text:span text:style-name="T6">get_next_entry, find_entry_by_name, add_file_entry, add_entry_to_tail, send_terminate_confirm, send_terminate_command, send_list_end, send_analize_dir_command, send_analyze_file_command, send_analyze_file_response, send_file_list_element, make_list, synchronize, prepare, lister_processes_loop, analyzer_processes_loop, clean_processes</text:span></text:p>
      <text:p text:style-name="P25"/>
      <text:p text:style-name="P35">Partie processus : <text:span text:style-name="T22">± </text:span><text:span text:style-name="T21">15 heures</text:span></text:p>
      <text:h text:style-name="Heading_20_1" text:outline-level="1">Difficultés rencontrées</text:h>
      <text:p text:style-name="Text_20_body"/>
      <text:p text:style-name="P38">Les plus grandes difficultés rencontrées durant se sont portées sur la partie multi-processus de ce projet, notamment vis-à-vis de la co<text:span text:style-name="T6">mpréhension des interactions entre processus ( totalement différentes des systèmes dans lequel nous avons l’habitude de programmer).</text:span></text:p>
      <text:p text:style-name="P39">Il a été également difficile de prendre en main le projet, car les instructions était assez longues et donc devait être relues de nombreuses fois avant d’être comprise parfaitement ( ex : message et processus ). Cependant les points obscures s’éclaircissent au fur et à mesure que l’on avance dans le projet, en prenant en main les différentes structures des .h et les bibliothèques annexes utilisées qui nous ont grandement aidés.</text:p>
      <text:p text:style-name="P18">De plus nous avons rencontrée certaines difficultés lors de la phase de test de notre programme, notamment lors du test du fonctionnement de la partie mono processus. Où le programme n’effectuais pas les opérations attendus.</text:p>
      <text:p text:style-name="P18">Afin de résoudre ces erreurs en ne se perdant pas au milieu de tout notre code, nous avons effectuer des test sur chaque fonction, indépendamment les unes des autres, en vérifiant un maximum de cas et de cas d’erreurs éventuelles, le tout en modifiant le code lorsqu’il était nécessaire. <text:s text:c="15"/></text:p>
      <text:h text:style-name="Heading_20_2" text:outline-level="2">Compréhension des objectifs</text:h>
      <text:p text:style-name="P37">- Fonction find_entry_by_name : </text:p>
      <text:p text:style-name="P14">- Les interactions par message entre processus et notamment les champs de certaines structures : champs <text:span text:style-name="T7">recipient_id</text:span> et <text:span text:style-name="T7">receiver_id </text:span><text:span text:style-name="T11">qui semblais flou en apparence, afin de comprendre leurs but nous avons relues les explication detaillée de la partie MQ et processus ( main / lister / analyzer ) et nous nous sommes aidée du types de ces champs.</text:span></text:p>
      <text:p text:style-name="P19"><text:span text:style-name="T11">En plus de cela nous avons eux quelques difficulté durant l’utilisation des constantes MSG_TYPE et COMMAND_CODE.</text:span></text:p>
      <text:p text:style-name="P14"><text:span text:style-name="T11"/></text:p>
      <text:p text:style-name="P14"><text:span text:style-name="T11">- Fonction request_element_details : </text:span><text:span text:style-name="T12">Cette fonction ne comprenais pas de commentaire dioxygène et n’étais pas présente dans le fichier processes.c, mais seulement dans le fichier processes.h. Nous n’avons donc pas vue directement qu’il fallait écrire cette fonction, seulement cette fonction était finalement très courte et simple. Ce n’as donc pas été un problème majeur.</text:span></text:p>
      <text:p text:style-name="P16"/>
      <text:h text:style-name="Heading_20_2" text:outline-level="2">Réalisation des objectifs</text:h>
      <text:p text:style-name="P9">Pour certaines de nos difficultés ou incertitude, nous avons envoyée un mail a M.LASSABE, où nous lui avons posé directement la question à la fin d’un TD/TP.</text:p>
      <text:p text:style-name="P9">De plus pour certaines librairies qui nous était inconnus nous avons du rechercher des ressources afin de comprendre le fonctionnement des fonctions les composants. Mais aussi afin de savoir quel fonction nous devrions utiliser.</text:p>
      <text:p text:style-name="P9"><text:soft-page-break/>Le site que j’ai le plus utiliser pour ma part était celui du « The Open Group » surtout sur la partie processus / message mais aussi pour lors des test pour comprendre le fonctionnements des fonctions <text:s/>de la bibliothèque openssl et evp.h.</text:p>
      <text:p text:style-name="P9">Url : <text:a xlink:type="simple" xlink:href="http://www.opengroup.org/" text:style-name="Internet_20_link" text:visited-style-name="Visited_20_Internet_20_Link">www.opengroup.org</text:a></text:p>
      <text:p text:style-name="P9"/>
      <text:p text:style-name="P14">De plus au cours de ce projet nous avons <text:span text:style-name="T26">fais face à certains problèmes à l’exécution de certaines instructions que n’étais pas directement présente dans le cours. Afin de résoudre cela nous avons du relire les instructions données pour ce projet et rechercher des ressources externe afin de comprendre le cheminement afin d’exécuter ces instructions.</text:span></text:p>
      <text:p text:style-name="P17"/>
      <text:h text:style-name="P10" text:outline-level="1">Proposition d’une amélioration</text:h>
      <text:p text:style-name="P29">Une piste d’amélioration intéressante sur la partie multi-processus serait d’optimiser la construction des listes d’entrée. En implémentant une architecture dans lequel chaque liste est créer une seule fois. Contrairement à notre architecture actuelle où les liste sont tout d’abord initialisée dans le processus lister ( source et destination ) seulement avec le nom de fichier et son type ( FICHIER / DOSSIER ) pour ensuite transmettre chaque élément aux analyzer et ensuite récupérer les éléments analysés afin de les transmettre par la suite au processus main.</text:p>
      <text:p text:style-name="P29"/>
      <text:p text:style-name="P29">L’idée serait d’initialisé la liste d’éléments vide, pour ensuite <text:span text:style-name="T18">effectuer le listage et l’analyse des éléments dans un même temps, parallèlement. Supposons N analyzer, alors N éléments sont listés puis directement transmis aux analyzers. Pour ensuite remplir notre liste d’éléments vérifiés.</text:span></text:p>
      <text:p text:style-name="P30">Une fois que l’ensemble des éléments est listés et analysés, alors la liste est transmises au main.</text:p>
      <text:p text:style-name="P31"/>
      <text:h text:style-name="Heading_20_1" text:outline-level="1">Analyse des résultats</text:h>
      <text:p text:style-name="P1"/>
      <text:p text:style-name="P20"><text:span text:style-name="T10">Le résultat de notre projet est en demi teinte. </text:span><text:span text:style-name="T13">Car la gestion des messages entre processus n’est pas exacte, de plus la gestion de création des listes source et destination enmode parallèle n’est pas celle attendu : la fonction </text:span><text:span text:style-name="T14">make_files_lists_parallel </text:span><text:span text:style-name="T16">n’</text:span><text:span text:style-name="T15">est pas utilisé dans notre projet. De plus nous n’avons pas eux le temps d’effectuer des tests sur notre partie multi-processus.</text:span></text:p>
      <text:p text:style-name="P21"><text:span text:style-name="T15">C</text:span><text:span text:style-name="T17">ependant la partie mono-processus est-elle parfaitement optionnelle ainsi que toutes les autres configurations et fonctions.</text:span></text:p>
      <text:p text:style-name="P14"/>
      <text:h text:style-name="Heading_20_1" text:outline-level="1">Retour d’expérience</text:h>
      <text:p text:style-name="P1"/>
      <text:p text:style-name="P32">Premièrement je pense que nous avons largement sous-estimé la partie multi-processus tant au niveau du temps que nous lui avons accordé mais aussi au niveau de la difficulté des notions présente dans la structurations d’un programmes mettant en réseau plusieurs processus.</text:p>
      <text:p text:style-name="P32">Cela aurais pu être éviter en catégorisant dés le début du projet les taches selon leurs niveau de complexité.</text:p>
      <text:p text:style-name="P34">De plus un bilan hebdomadaire aurait été nécessaire, afin de d’être sur que chacun avance correctement dans ses tâches, et pour s’entraider. L’idée d’un dépôt distant sous GitHub était en revanche une bonne chose à reproduire, car elle nous à permis de travailler facilement sur le même projet en parallèle.</text:p>
      <text:p text:style-name="P32">Je pense par ailleurs que nous avons manqué de rigueur quand au gestion des cas d’erreurs, notamment vis-à-vis de la vérification des valeurs des paramètres. Cela nous a obligés à revenir plusieurs fois sur certaines notions qui était pourtant déjà implémentées. </text:p>
      <text:p text:style-name="P36"><text:soft-page-break/>Cela se traduis par un perte de temps significatives, il serait donc nécessaire de programmer plus rigoureusement afin d’éviter les aller et venues dans le code et optimiser notre temps.</text:p>
      <text:p text:style-name="P36"/>
      <text:p text:style-name="P36">Enfin si ce projet était à refaire, je pense qu’il aurait été intéressant de mettre en place un système de communications, afin de nous permettre d’interagir entre nous, et de nous poser des questions sur l’intégrité du code / fonction que chacun effectue. Cela dans le but d’être sur la même longueur d’onde et d’éviter certaines erreurs qui ont pu être oubliées.</text:p>
      <text:p text:style-name="P13"/>
      <text:h text:style-name="Heading_20_1" text:outline-level="1">Conclusion</text:h>
      <text:p text:style-name="Text_20_body"/>
      <text:p text:style-name="P22">En conclusion <text:span text:style-name="T25">ce projet était compliqué comme prévu mais riche d’enseignement. Car il nous as permis d’évoluer sur de nombreux domaines. Tout d’abord du point de vue de nos connaissance sur l’architecture LINUX, avec la découverte de nouvelle bibliothèques dédiés à la programmation sous LINUX. Mais aussi en consolidant nos acquis de la première partie de l’UV LP25.</text:span></text:p>
      <text:p text:style-name="P23">De plus il nous as permis de développer nos compétence <text:s/>de gestion de la <text:s/>mémoire en langage C avec l’utilisation de fonction ( malloc / free ), la gestion de nombreux pointeurs <text:s/>etc.</text:p>
      <text:p text:style-name="P23">Nous avons aussi appris à interagir avec un système d’exploitation tels que LINUX en utilisant le langage C ( <text:s/>modifications/création de fichier / dossier ) avec des commandes de haut niveau.</text:p>
      <text:p text:style-name="P23">Et enfin ce projet nous a introduis au notions de réseaux de processus, avec l’envoie de message inter-processus, et la gestions de ceci. Cela s’accompagne avec la découverte de l’architecture d’une programme multi-processus, qui n’as littéralement rien à voir avec ce que nous avons l’habitude de travaill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4-01-07T23:22:18.890587622</dc:date>
    <meta:editing-duration>PT2H10M1S</meta:editing-duration>
    <meta:editing-cycles>20</meta:editing-cycles>
    <meta:generator>LibreOffice/7.3.7.2$Linux_X86_64 LibreOffice_project/30$Build-2</meta:generator>
    <meta:document-statistic meta:table-count="0" meta:image-count="0" meta:object-count="0" meta:page-count="4" meta:paragraph-count="52" meta:word-count="1484" meta:character-count="9742" meta:non-whitespace-character-count="8282"/>
  </office:meta>
</office:document-meta>
</file>